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unito" svg:font-family="Nunito, sans-serif"/>
    <style:font-face style:name="OpenSans" svg:font-family="OpenSans"/>
    <style:font-face style:name="SFMono-Regular" svg:font-family="SFMono-Regular, Consolas, 'Liberation Mono', Menlo, Courier, monospace"/>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margin-top="0in" fo:margin-bottom="0in"/>
    </style:style>
    <style:style style:name="P3" style:family="paragraph" style:parent-style-name="Standard">
      <style:paragraph-properties fo:margin-top="0in" fo:margin-bottom="0in"/>
      <style:text-properties fo:color="#000000" style:font-name="Arial1" fo:font-size="12pt" style:font-size-asian="12pt" style:font-name-complex="Arial2" style:font-size-complex="12pt"/>
    </style:style>
    <style:style style:name="P4" style:family="paragraph" style:parent-style-name="Standard">
      <style:paragraph-properties fo:margin-top="0in" fo:margin-bottom="0in" fo:line-height="100%"/>
      <style:text-properties fo:color="#000000" style:font-name="Arial1" fo:font-size="12pt" style:font-size-asian="12pt" style:font-name-complex="Arial2" style:font-size-complex="12pt"/>
    </style:style>
    <style:style style:name="P5" style:family="paragraph" style:parent-style-name="Standard">
      <style:paragraph-properties fo:margin-top="0in" fo:margin-bottom="0in"/>
      <style:text-properties fo:color="#000000" style:font-name="Arial1" fo:font-size="12pt" fo:font-weight="bold" style:font-size-asian="12pt" style:font-weight-asian="bold" style:font-name-complex="Arial2" style:font-size-complex="12pt"/>
    </style:style>
    <style:style style:name="P6" style:family="paragraph" style:parent-style-name="Standard">
      <style:paragraph-properties fo:margin-top="0in" fo:margin-bottom="0in" fo:line-height="100%"/>
      <style:text-properties fo:color="#000000" style:font-name="Arial1" fo:font-size="12pt" fo:font-weight="bold" style:font-size-asian="12pt" style:font-weight-asian="bold" style:font-name-complex="Arial2" style:font-size-complex="12pt"/>
    </style:style>
    <style:style style:name="P7" style:family="paragraph" style:parent-style-name="Normal_20__28_Web_29_">
      <style:paragraph-properties fo:margin-top="0in" fo:margin-bottom="0in" fo:line-height="115%" fo:background-color="#ffffff">
        <style:background-image/>
      </style:paragraph-properties>
    </style:style>
    <style:style style:name="P8" style:family="paragraph" style:parent-style-name="Standard">
      <style:paragraph-properties fo:background-color="#ffffff">
        <style:background-image/>
      </style:paragraph-properties>
    </style:style>
    <style:style style:name="P9" style:family="paragraph" style:parent-style-name="Standard">
      <style:paragraph-properties fo:margin-top="0.0693in" fo:margin-bottom="0.0693in" fo:background-color="#ffffff">
        <style:background-image/>
      </style:paragraph-properties>
    </style:style>
    <style:style style:name="P10" style:family="paragraph" style:parent-style-name="List_20_Paragraph">
      <style:paragraph-properties fo:margin-top="0.0693in" fo:margin-bottom="0.0693in" fo:background-color="#ffffff">
        <style:background-image/>
      </style:paragraph-properties>
      <style:text-properties fo:color="#000000" style:font-name="Arial1" fo:font-size="12pt" style:font-name-asian="Times New Roman1" style:font-size-asian="12pt" style:language-asian="en" style:country-asian="IN" style:font-name-complex="Arial2" style:font-size-complex="12pt"/>
    </style:style>
    <style:style style:name="P11" style:family="paragraph" style:parent-style-name="Standard">
      <style:paragraph-properties fo:margin-left="0.5in" fo:margin-right="0in" fo:margin-top="0in" fo:margin-bottom="0in" fo:text-indent="0in" style:auto-text-indent="false" fo:background-color="#ffffff">
        <style:background-image/>
      </style:paragraph-properties>
      <style:text-properties fo:color="#000000" style:font-name="Arial1" fo:font-size="12pt" style:font-name-asian="Times New Roman1" style:font-size-asian="12pt" style:language-asian="en" style:country-asian="IN" style:font-name-complex="Arial2" style:font-size-complex="12pt"/>
    </style:style>
    <style:style style:name="P12" style:family="paragraph" style:parent-style-name="Standard">
      <style:paragraph-properties fo:margin-left="0.5in" fo:margin-right="0in" fo:margin-top="0in" fo:margin-bottom="0in" fo:line-height="100%" fo:text-indent="0in" style:auto-text-indent="false"/>
      <style:text-properties fo:color="#000000" style:font-name="Arial1" fo:font-size="12pt" style:font-size-asian="12pt" style:font-name-complex="Arial2" style:font-size-complex="12pt"/>
    </style:style>
    <style:style style:name="P13" style:family="paragraph" style:parent-style-name="Normal_20__28_Web_29_">
      <style:paragraph-properties fo:margin-left="0.5in" fo:margin-right="0in" fo:margin-top="0in" fo:margin-bottom="0.2335in" fo:line-height="115%" fo:text-indent="0in" style:auto-text-indent="false" fo:background-color="#ffffff">
        <style:background-image/>
      </style:paragraph-properties>
      <style:text-properties fo:color="#000000" style:font-name="Arial1" style:font-name-complex="Arial2"/>
    </style:style>
    <style:style style:name="P14" style:family="paragraph" style:parent-style-name="Standard" style:master-page-name="Standard">
      <style:paragraph-properties fo:margin-top="0in" fo:margin-bottom="0in" style:page-number="auto"/>
    </style:style>
    <style:style style:name="P15" style:family="paragraph" style:parent-style-name="Standard">
      <style:paragraph-properties fo:margin-top="0in" fo:margin-bottom="0in"/>
      <style:text-properties fo:color="#000000" style:font-name="Arial1" fo:font-size="12pt" fo:font-weight="bold" style:font-size-asian="12pt" style:font-weight-asian="bold" style:font-name-complex="Arial2" style:font-size-complex="12pt"/>
    </style:style>
    <style:style style:name="P16" style:family="paragraph" style:parent-style-name="Standard">
      <style:paragraph-properties fo:margin-top="0in" fo:margin-bottom="0in" fo:line-height="100%"/>
      <style:text-properties fo:color="#000000" style:font-name="Arial1" fo:font-size="12pt" fo:font-weight="bold" style:font-size-asian="12pt" style:font-weight-asian="bold" style:font-name-complex="Arial2" style:font-size-complex="12pt"/>
    </style:style>
    <style:style style:name="P17" style:family="paragraph" style:parent-style-name="Standard">
      <style:paragraph-properties fo:margin-top="0in" fo:margin-bottom="0in"/>
      <style:text-properties fo:color="#000000" style:font-name="Arial1" fo:font-size="12pt" style:font-size-asian="12pt" style:font-name-complex="Arial2" style:font-size-complex="12pt"/>
    </style:style>
    <style:style style:name="P18" style:family="paragraph" style:parent-style-name="Standard" style:list-style-name="WWNum2">
      <style:paragraph-properties fo:margin-top="0in" fo:margin-bottom="0in" fo:background-color="#ffffff">
        <style:background-image/>
      </style:paragraph-properties>
      <style:text-properties fo:color="#000000" style:font-name="Arial1" fo:font-size="12pt" style:font-name-asian="Times New Roman1" style:font-size-asian="12pt" style:language-asian="en" style:country-asian="IN" style:font-name-complex="Arial2" style:font-size-complex="12pt"/>
    </style:style>
    <style:style style:name="P19" style:family="paragraph" style:parent-style-name="Standard">
      <style:paragraph-properties fo:margin-top="0.0693in" fo:margin-bottom="0.0693in" fo:line-height="100%" fo:background-color="#ffffff">
        <style:background-image/>
      </style:paragraph-properties>
      <style:text-properties fo:color="#000000" style:font-name="Arial1" fo:font-size="12pt" fo:font-weight="bold" style:font-name-asian="Times New Roman1" style:font-size-asian="12pt" style:language-asian="en" style:country-asian="IN" style:font-weight-asian="bold" style:font-name-complex="Arial2" style:font-size-complex="12pt"/>
    </style:style>
    <style:style style:name="P20" style:family="paragraph" style:parent-style-name="Standard">
      <style:paragraph-properties fo:margin-left="0.5in" fo:margin-right="0in" fo:margin-top="0in" fo:margin-bottom="0in" fo:text-indent="0in" style:auto-text-indent="false" fo:background-color="#ffffff">
        <style:background-image/>
      </style:paragraph-properties>
      <style:text-properties fo:color="#000000" style:font-name="Arial1" fo:font-size="12pt" style:font-size-asian="12pt" style:font-name-complex="Arial2" style:font-size-complex="12pt"/>
    </style:style>
    <style:style style:name="P21" style:family="paragraph" style:parent-style-name="Normal_20__28_Web_29_">
      <style:paragraph-properties fo:margin-left="0.5in" fo:margin-right="0in" fo:margin-top="0in" fo:margin-bottom="0.2335in" fo:line-height="115%" fo:text-indent="0in" style:auto-text-indent="false" fo:background-color="#ffffff">
        <style:background-image/>
      </style:paragraph-properties>
      <style:text-properties fo:color="#000000" style:font-name="Arial1" style:font-name-complex="Arial2"/>
    </style:style>
    <style:style style:name="P22" style:family="paragraph" style:parent-style-name="List_20_Paragraph" style:list-style-name="WWNum3">
      <style:paragraph-properties fo:margin-top="0.0693in" fo:margin-bottom="0.0693in" fo:background-color="#ffffff">
        <style:background-image/>
      </style:paragraph-properties>
    </style:style>
    <style:style style:name="P23" style:family="paragraph" style:parent-style-name="List_20_Paragraph" style:list-style-name="WWNum3">
      <style:paragraph-properties fo:margin-top="0.0693in" fo:margin-bottom="0.0693in" fo:background-color="#ffffff">
        <style:background-image/>
      </style:paragraph-properties>
      <style:text-properties fo:color="#000000" style:font-name="Arial1" fo:font-size="12pt" style:font-name-asian="Times New Roman1" style:font-size-asian="12pt" style:language-asian="en" style:country-asian="IN" style:font-name-complex="Arial2" style:font-size-complex="12pt"/>
    </style:style>
    <style:style style:name="P24" style:family="paragraph" style:parent-style-name="Table_20_Contents">
      <style:paragraph-properties fo:margin-top="0in" fo:margin-bottom="0in" style:line-height-at-least="0.2083in" fo:padding="0in" fo:border="none"/>
      <style:text-properties fo:color="#24292e" style:font-name="SFMono-Regular" fo:font-size="9pt" style:font-size-asian="12pt" style:font-name-complex="Arial2" style:font-size-complex="12pt"/>
    </style:style>
    <style:style style:name="P25" style:family="paragraph" style:parent-style-name="Table_20_Contents">
      <style:paragraph-properties fo:margin-left="0in" fo:margin-right="0in" fo:margin-top="0in" fo:margin-bottom="0in" style:line-height-at-least="0.2083in" fo:text-indent="0in" style:auto-text-indent="false" fo:padding="0in" fo:border="none"/>
      <style:text-properties fo:color="#24292e" style:font-name="Arial" fo:font-size="12pt" style:font-size-asian="12pt" style:font-name-complex="Arial2" style:font-size-complex="12pt"/>
    </style:style>
    <style:style style:name="T1" style:family="text">
      <style:text-properties fo:color="#000000" style:font-name="Arial1" style:font-name-complex="Arial2"/>
    </style:style>
    <style:style style:name="T2" style:family="text">
      <style:text-properties fo:color="#000000" style:font-name="Arial1" style:font-name-complex="Arial2" style:font-weight-complex="bold"/>
    </style:style>
    <style:style style:name="T3" style:family="text">
      <style:text-properties fo:color="#000000" style:font-name="Arial1" fo:font-size="12pt" style:font-size-asian="12pt" style:font-name-complex="Arial2" style:font-size-complex="12pt"/>
    </style:style>
    <style:style style:name="T4" style:family="text">
      <style:text-properties fo:color="#000000" style:font-name="Arial1" fo:font-size="12pt" fo:font-weight="bold" style:font-size-asian="12pt" style:font-weight-asian="bold" style:font-name-complex="Arial2" style:font-size-complex="12pt"/>
    </style:style>
    <style:style style:name="T5" style:family="text">
      <style:text-properties fo:color="#000000" style:font-name="Arial1" fo:font-size="12pt" fo:font-weight="bold" style:font-name-asian="Times New Roman1" style:font-size-asian="12pt" style:language-asian="en" style:country-asian="IN" style:font-weight-asian="bold" style:font-name-complex="Arial2" style:font-size-complex="12pt"/>
    </style:style>
    <style:style style:name="T6" style:family="text">
      <style:text-properties fo:color="#000000" style:font-name="Arial1" fo:font-size="12pt" fo:font-weight="bold" style:font-weight-asian="bold"/>
    </style:style>
    <style:style style:name="T7" style:family="text">
      <style:text-properties fo:color="#000000" style:font-name="Arial1" fo:font-size="12pt" style:font-name-asian="Times New Roman1" style:font-size-asian="12pt" style:language-asian="en" style:country-asian="IN" style:font-name-complex="Arial2" style:font-size-complex="12pt"/>
    </style:style>
    <style:style style:name="T8" style:family="text">
      <style:text-properties fo:color="#000000" style:font-name="Arial1" fo:font-size="12pt" style:text-underline-style="none" style:font-size-asian="12pt" style:font-name-complex="Arial2" style:font-size-complex="12pt"/>
    </style:style>
    <style:style style:name="T9" style:family="text">
      <style:text-properties fo:color="#000000" style:font-name="Arial1" fo:font-size="12pt" style:text-underline-style="none" style:font-name-asian="Times New Roman1" style:font-size-asian="12pt" style:language-asian="en" style:country-asian="IN" style:font-name-complex="Arial2" style:font-size-complex="12pt"/>
    </style:style>
    <style:style style:name="T10" style:family="text">
      <style:text-properties fo:color="#000000" style:font-name="Arial1" fo:font-weight="bold" style:font-weight-asian="bold"/>
    </style:style>
    <style:style style:name="T11" style:family="text">
      <style:text-properties fo:color="#000000" style:font-name="Arial1" fo:font-weight="bold" style:font-weight-asian="bold" style:font-name-complex="Arial2"/>
    </style:style>
    <style:style style:name="T12" style:family="text">
      <style:text-properties fo:color="#000000" style:font-name="Arial" fo:font-size="12pt" fo:font-weight="normal" style:font-size-asian="12pt" style:font-weight-asian="normal" style:font-name-complex="Arial2" style:font-size-complex="12pt" style:font-weight-complex="normal"/>
    </style:style>
    <style:style style:name="T13" style:family="text">
      <style:text-properties fo:color="#000000" style:font-name="Arial" fo:font-size="12pt" fo:font-weight="bold" style:font-weight-asian="bold"/>
    </style:style>
    <style:style style:name="T14" style:family="text">
      <style:text-properties fo:color="#000000" style:font-name="Arial" fo:font-size="12pt" fo:font-weight="bold" style:font-weight-asian="bold" style:font-weight-complex="bold"/>
    </style:style>
    <style:style style:name="T15" style:family="text">
      <style:text-properties fo:color="#000000" fo:font-weight="bold" style:font-weight-asian="bold"/>
    </style:style>
    <style:style style:name="T16" style:family="text">
      <style:text-properties fo:font-variant="normal" fo:text-transform="none" fo:color="#000000" style:font-name="Arial" fo:font-size="12pt" fo:letter-spacing="normal" fo:font-style="normal" fo:font-weight="normal" style:font-size-asian="12pt" style:font-weight-asian="normal" style:font-name-complex="Arial2" style:font-size-complex="12pt" style:font-weight-complex="normal"/>
    </style:style>
    <style:style style:name="T17" style:family="text">
      <style:text-properties style:font-name="Arial"/>
    </style:style>
    <style:style style:name="T18" style:family="text">
      <style:text-properties style:font-name="Arial" fo:font-size="12pt"/>
    </style:style>
    <style:style style:name="T19" style:family="text">
      <style:text-properties style:font-name="Arial" fo:font-size="12pt"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3"><text:tab/><text:tab/><text:tab/><text:tab/><text:tab/></text:span><text:span text:style-name="T4">QA-Session 4</text:span></text:p>
      <text:p text:style-name="P3"/>
      <text:p text:style-name="P5">Ques1 Which software development technique is good for the systems that have third party API calls, cron jobs, data exports/imports, etc.,</text:p>
      <text:p text:style-name="P5"/>
      <text:p text:style-name="P2"><text:span text:style-name="T4">Ans1</text:span><text:span text:style-name="T3"> <text:s/>For systems that have third party API calls, cron jobs, data exports/imports, etc., <text:tab/>TDD might be a better solution. TDD is a software development technique that <text:tab/>involves writing automated test cases prior to writing functional pieces of the <text:tab/>code. This is popular in agile methodologies as it drives delivering a shippable <text:tab/>product at the end of a sprint. This process can be divided into multiple steps:</text:span></text:p>
      <text:p text:style-name="P3"><text:tab/>1. A developer, based on requirement documents, writes an automated test c<text:tab/>ase.</text:p>
      <text:p text:style-name="P3"><text:tab/>2. The development team runs these automated test scripts against what is c<text:tab/>urrently developed and the tests fail, as they should since none of the features <text:tab/>have been implemented yet.</text:p>
      <text:p text:style-name="P3"><text:tab/>3. Development team functional code to ensure the automated test script gives <text:tab/>them a green light.</text:p>
      <text:p text:style-name="P3"><text:tab/>4. The development team can then refactor and organize the code to produce a <text:tab/>tested deliverable at the end of the sprint.</text:p>
      <text:p text:style-name="P3"/>
      <text:p text:style-name="P3"/>
      <text:p text:style-name="P5">Ques2 Where does Test Automation fit in the Software Life Cycle? Explain with diagram.</text:p>
      <text:p text:style-name="P5"/>
      <text:p text:style-name="P2"><text:span text:style-name="T4">Ans 2 </text:span><text:span text:style-name="T16">Software Development Life Cycle (SDLC) is not a new term but crucial for every beginner who wants to enter to the software industry. It could be explained as a process used to plan, develop, maintain and replace (if needed) a particular software product or project. Thus so, every software project member is required to follow this procedure to achieve a high-quality product as well as meet customer expectations within a feasible timeline at the lowest cost. </text:span><text:span text:style-name="T12"> </text:span><text:span text:style-name="T16">Test automation goes hand-in-hand with going agile—it’s necessary in a fast-paced environment and shortens the turnaround cycle. It also allows businesses to test more with better efficiency.</text:span><text:span text:style-name="T12"> </text:span></text:p>
      <text:p text:style-name="P2"><text:bookmark text:name="docs-internal-guid-6d539b5a-7fff-3df9-482c-5104b9dcdc75"/><text:soft-page-break/><text:span text:style-name="T4"><draw:frame draw:style-name="fr1" draw:name="graphics1" text:anchor-type="as-char" svg:width="6.4591in" svg:height="3.9091in" draw:z-index="0"><draw:image xlink:href="https://lh6.googleusercontent.com/2NIIpha7XiBMfkeWIzqYkDgs9I2YtOIX2mXEJMjW-IM1aNMX0uwjg_gdFfU_PfPgyll4_nEz-EL9Fd_QtdIYrav6t8QYviPXOvQjbb9t2--dEl01d_iTnLcsqVedRYgSKvmdhTRkZ3_1OSntyA" xlink:type="simple" xlink:show="embed" xlink:actuate="onLoad"/></draw:frame></text:span><text:span text:style-name="T4"> </text:span></text:p>
      <text:p text:style-name="P5"/>
      <text:p text:style-name="P3"/>
      <text:p text:style-name="P3"/>
      <text:p text:style-name="P5">Ques3 Can we skip the manual testing and why?</text:p>
      <text:p text:style-name="P5"/>
      <text:p text:style-name="P2"><text:span text:style-name="T4">Ans 3</text:span><text:span text:style-name="T3"> No we cannot skip manual testers because-</text:span></text:p>
      <text:p text:style-name="P2"><text:span text:style-name="T4"><text:tab/>1.</text:span><text:span text:style-name="T3">Usability testing can’t be automated.</text:span></text:p>
      <text:p text:style-name="P3"><text:tab/>Automating usability tests is just not possible. Usability testing requires a human. <text:tab/>You can’t train a computer to identify “good” usability vs “bad” usability.</text:p>
      <text:p text:style-name="P2"><text:span text:style-name="T4"><text:tab/>2.</text:span><text:span text:style-name="T3">Automated testing only tests what is predictable.</text:span></text:p>
      <text:p text:style-name="P3"><text:tab/>Automation focuses on functionality that already exists. Its coverage is vast, but it <text:tab/>is not deep. Automated testing is great for regression tests, especially when <text:tab/>resources are limited. But only doing automated testing is sure to introduce some <text:tab/>failures and holes in your testing <text:tab/> <text:s text:c="2"/>process.</text:p>
      <text:p text:style-name="P2"><text:span text:style-name="T4"><text:tab/>3</text:span><text:span text:style-name="T3">.Exploratory Testing.</text:span></text:p>
      <text:p text:style-name="P3"><text:tab/>This “choose your own path” type of testing is not possible with automation. <text:tab/>Exploratory testing allows us to take areas of our application and peel back the l<text:tab/>ayers to uncover things automated tests will never find. It enables us to ask <text:tab/>questions like “what if I do it this instead?”. Exploratory testing is a manual <text:tab/>process, and there’s no changing that.</text:p>
      <text:p text:style-name="P2"><text:span text:style-name="T4"><text:tab/>4.</text:span><text:span text:style-name="T3">Automated tests can contain bugs/errors.</text:span></text:p>
      <text:p text:style-name="P3"><text:soft-page-break/><text:tab/>If you write automated tests with bugs, you’re going to have false positives.The <text:tab/>human element of manual testing can identify these errors and make sure you’re <text:tab/>testing properly.</text:p>
      <text:p text:style-name="P2"><text:span text:style-name="T4"><text:tab/>5.</text:span><text:span text:style-name="T3">Technical limitations can come into play.</text:span></text:p>
      <text:p text:style-name="P3"><text:tab/>Some test scenarios are just too complicated or downright impossible to <text:tab/>automate. A common argument is “automated testing is cheaper”. But it is not <text:tab/>hard to spend a ton of time and money on elaborate automation. Take for <text:tab/>example, testing a variety of touch screen devices. How to automate the <text:tab/>experience of a “tap” and a “swipe”. You can’t do that in a way that is equivalent <text:tab/>to human usage.</text:p>
      <text:p text:style-name="P4"/>
      <text:p text:style-name="P4"/>
      <text:p text:style-name="P5">Ques4 Give the names of selector?</text:p>
      <text:p text:style-name="P9"><text:span text:style-name="T4">Ans 4</text:span><text:span text:style-name="T3"> Selectors are:</text:span><text:span text:style-name="T4"> </text:span></text:p>
      <text:list xml:id="list8015587863270365295" text:style-name="WWNum3">
        <text:list-item>
          <text:p text:style-name="P22"><text:a xlink:type="simple" xlink:href="#universal-selector" text:style-name="Internet_20_link" text:visited-style-name="Visited_20_Internet_20_Link"><text:span text:style-name="T9">Universal selector</text:span></text:a></text:p>
        </text:list-item>
        <text:list-item>
          <text:p text:style-name="P22"><text:a xlink:type="simple" xlink:href="#type-selectors" text:style-name="Internet_20_link" text:visited-style-name="Visited_20_Internet_20_Link"><text:span text:style-name="T9">Type selectors</text:span></text:a></text:p>
        </text:list-item>
        <text:list-item>
          <text:p text:style-name="P22"><text:a xlink:type="simple" xlink:href="#descendant-selectors" text:style-name="Internet_20_link" text:visited-style-name="Visited_20_Internet_20_Link"><text:span text:style-name="T9">Descendant selectors</text:span></text:a></text:p>
        </text:list-item>
        <text:list-item>
          <text:p text:style-name="P22"><text:a xlink:type="simple" xlink:href="#child-selectors" text:style-name="Internet_20_link" text:visited-style-name="Visited_20_Internet_20_Link"><text:span text:style-name="T9"><text:s/>Child selectors</text:span></text:a></text:p>
        </text:list-item>
        <text:list-item>
          <text:p text:style-name="P22"><text:a xlink:type="simple" xlink:href="#adjacent-selectors" text:style-name="Internet_20_link" text:visited-style-name="Visited_20_Internet_20_Link"><text:span text:style-name="T9">Adjacent sibling selectors</text:span></text:a></text:p>
        </text:list-item>
        <text:list-item>
          <text:p text:style-name="P22"><text:a xlink:type="simple" xlink:href="#attribute-selectors" text:style-name="Internet_20_link" text:visited-style-name="Visited_20_Internet_20_Link"><text:span text:style-name="T9">Attribute selectors</text:span></text:a></text:p>
        </text:list-item>
        <text:list-item>
          <text:p text:style-name="P23">ID selectors</text:p>
        </text:list-item>
      </text:list>
      <text:p text:style-name="P10"/>
      <text:p text:style-name="P19">Ques 5 What is the modular framework?</text:p>
      <text:p text:style-name="P9"><text:span text:style-name="T5">Ans 5</text:span><text:span text:style-name="T7"> </text:span><text:span text:style-name="T3">In the modular testing framework, testers create test scripts on module wise by <text:tab/>breaking down the complete application under test into smaller, independent <text:tab/>tests. In simple words, testers divide the application into multiple modules and <text:tab/>create test scripts individually. These individual test scripts can be combined to <text:tab/>make larger test scripts by using a master script to achieve required scenarios. <text:tab/>This master script is used to invoke the individual modules to run end to end test <text:tab/>scenarios. In this framework, testers write function libraries to use it when ever <text:tab/>required. This is AKA modularity framework or module-based framework.</text:span></text:p>
      <text:p text:style-name="P4"/>
      <text:p text:style-name="P6">Ques 6 Explain the Open source tool.</text:p>
      <text:p text:style-name="P6"/>
      <text:p text:style-name="P2"><text:span text:style-name="T4">Ans 6</text:span><text:span text:style-name="T3"> Open source tools is a phrase used to mean a program -- or </text:span><text:a xlink:type="simple" xlink:href="https://www.webopedia.com/TERM/T/tool.html" text:style-name="Internet_20_link" text:visited-style-name="Visited_20_Internet_20_Link"><text:span text:style-name="T8">tool</text:span></text:a><text:span text:style-name="T3"> -- that performs <text:tab/>a very specific task, in which the </text:span><text:a xlink:type="simple" xlink:href="https://www.webopedia.com/TERM/S/source_code.html" text:style-name="Internet_20_link" text:visited-style-name="Visited_20_Internet_20_Link"><text:span text:style-name="T8">source code</text:span></text:a><text:span text:style-name="T3"> is openly published for use and/or <text:tab/>modification from its original design, free of charge. </text:span><text:a xlink:type="simple" xlink:href="https://www.webopedia.com/TERM/O/open_source.html" text:style-name="Internet_20_link" text:visited-style-name="Visited_20_Internet_20_Link"><text:span text:style-name="T8">Open source</text:span></text:a><text:span text:style-name="T3"> </text:span><text:a xlink:type="simple" xlink:href="https://www.webopedia.com/TERM/T/tool.html" text:style-name="Internet_20_link" text:visited-style-name="Visited_20_Internet_20_Link"><text:span text:style-name="T8">tools</text:span></text:a><text:span text:style-name="T3"> are </text:span><text:soft-page-break/><text:span text:style-name="T3"><text:tab/>typically created as a collaborative effort in which </text:span><text:a xlink:type="simple" xlink:href="https://www.webopedia.com/TERM/P/programmer.html" text:style-name="Internet_20_link" text:visited-style-name="Visited_20_Internet_20_Link"><text:span text:style-name="T8">programmers</text:span></text:a><text:span text:style-name="T3"> improve upon the <text:tab/>code and share the changes within the community, and is usually available at no <text:tab/>charge under a </text:span><text:a xlink:type="simple" xlink:href="https://www.webopedia.com/TERM/L/license.html" text:style-name="Internet_20_link" text:visited-style-name="Visited_20_Internet_20_Link"><text:span text:style-name="T8">license</text:span></text:a><text:span text:style-name="T3"> defined by the </text:span><text:a xlink:type="simple" xlink:href="https://www.webopedia.com/TERM/O/Open_Source_Initiative.html" text:style-name="Internet_20_link" text:visited-style-name="Visited_20_Internet_20_Link"><text:span text:style-name="T8">Open Source Initiative</text:span></text:a><text:span text:style-name="T3">. Open source tools <text:tab/>may be viable alternatives to popular closed-source applications and some open <text:tab/>source tools offers features or performance benefits that surpass their <text:tab/>commercial counterparts.  The phrase open source tools is synonymous with <text:tab/>open source </text:span><text:a xlink:type="simple" xlink:href="https://www.webopedia.com/TERM/U/utility.html" text:style-name="Internet_20_link" text:visited-style-name="Visited_20_Internet_20_Link"><text:span text:style-name="T8">utility</text:span></text:a><text:span text:style-name="T3"> and similar to open source </text:span><text:a xlink:type="simple" xlink:href="https://www.webopedia.com/TERM/A/application.html" text:style-name="Internet_20_link" text:visited-style-name="Visited_20_Internet_20_Link"><text:span text:style-name="T8">applications</text:span></text:a><text:span text:style-name="T3">.</text:span></text:p>
      <text:p text:style-name="P3"><text:tab/>Open-source tools stand in contrast to tools that are commercially licensed and <text:tab/>available to users for a fee. Well-known examples of open-source tools include <text:tab/>many of the software products from the Apache Foundation, such as big-data <text:tab/>tool Hadoop and related tools. Most of these are freely available, with the <text:tab/>licensing held by a user community, instead of a company making a profit from s<text:tab/>oftware.</text:p>
      <text:p text:style-name="P3"/>
      <text:p text:style-name="P3"/>
      <text:p text:style-name="P5">Ques 7 What is Hybrid framework?</text:p>
      <text:p text:style-name="P5"/>
      <text:p text:style-name="P2"><text:span text:style-name="T4">Ans 7</text:span><text:span text:style-name="T3"> If our framework consist of 2 or more than 2 framework's then it is termed as a <text:tab/>Hydrid framework. Hybrid framework is the combination of both keyboard driven <text:tab/>and data driven <text:line-break/><text:tab/>frameworks. About Implementation of the same at the time of creating of frame <text:line-break/><text:tab/>work need to take care of all test objects those are not going to be changed in <text:line-break/><text:tab/>application should be hardcoded and most frequently changing objects should <text:tab/>be  taken from the data sheet.</text:span></text:p>
      <text:p text:style-name="P3"><text:tab/>Keyword driven framework : It enable the tester to create its own customized <text:tab/>keyword which can be used while automating the application.<text:line-break/><text:tab/>Data driven framework : It enables the tester to fetch data from an external <text:tab/>source such as DB , even from an excel sheet.<text:line-break/><text:tab/>The framework which integrate the above two is known as Hybrid framework.</text:p>
      <text:p text:style-name="P3"/>
      <text:p text:style-name="P3"/>
      <text:p text:style-name="P5">Ques 8 Write a name of record and replay tool.</text:p>
      <text:p text:style-name="P5"/>
      <text:p text:style-name="P2"><text:span text:style-name="T4">Ans 8</text:span><text:span text:style-name="T3"> </text:span><text:a xlink:type="simple" xlink:href="https://crossbrowsertesting.com/record-and-replay" text:style-name="Internet_20_link" text:visited-style-name="Visited_20_Internet_20_Link"><text:span text:style-name="T8">Record and Replay</text:span></text:a><text:span text:style-name="T3">, otherwise known as codeless automation, is a way to run <text:tab/>tests without programming knowledge. This is done using a tool, <text:tab/>like </text:span><text:a xlink:type="simple" xlink:href="http://crossbrowsertesting.com/" text:style-name="Internet_20_link" text:visited-style-name="Visited_20_Internet_20_Link"><text:span text:style-name="T8">CrossBrowserTesting</text:span></text:a><text:span text:style-name="T3">, that allows you to manually perform actions in the <text:tab/>browser and save them as a test.</text:span></text:p>
      <text:p text:style-name="P3"/>
      <text:p text:style-name="P3"/>
      <text:p text:style-name="P5">Ques 9 What is the difference between BDD and Cucumber?</text:p>
      <text:p text:style-name="P5"/>
      <text:p text:style-name="P8"><text:soft-page-break/><text:span text:style-name="T4">Ans 9</text:span><text:span text:style-name="T3"> Behavior-driven design (BDD) is a way to write code based on tests. Cucumber <text:tab/>is a BDD tool. </text:span><text:span text:style-name="T7">  </text:span><text:span text:style-name="T7">Cucumber is a framework for writing and executing high level <text:tab/>descriptions of your software’s functionality. </text:span><text:span text:style-name="T3">BDD is really more for developers to <text:tab/>write the story and ensure the proper functionality instead of something most <text:tab/>testers would be involved in, other than writing the test.</text:span></text:p>
      <text:p text:style-name="P24"><text:span text:style-name="T6">Ques 10</text:span><text:span text:style-name="T14"> </text:span><text:span text:style-name="T19">Can we replace the Regression testing from Test automation and how?</text:span></text:p>
      <text:p text:style-name="P24"><text:span text:style-name="T19"/></text:p>
      <text:p text:style-name="P25"><text:span text:style-name="T15">Ans 10 </text:span>Regression testing, manual and automated, is very important for large software <text:tab/>applications, as it is often difficult to know whether changing part of an issue has <text:tab/>created a new issue for a different part of the application. Automation of <text:tab/>regression tests becomes important because it is physically not possible to <text:tab/>rapidly and reliably repeat all of the test cases and analyze their results. This is <text:tab/>where TestFort team is very helpful and provides you with maximum return on <text:tab/>your automated testing investment.</text:p>
      <text:p text:style-name="P24"/>
      <text:p text:style-name="P5">Ques 11 How many ‘A’s test script has? Explain them.</text:p>
      <text:p text:style-name="P5"/>
      <text:p text:style-name="P7"><text:span text:style-name="T11">Ans 11</text:span><text:span text:style-name="T1"> </text:span><text:span text:style-name="T2"> In test automation, we write scripts. Scripting is basically about three ‘A’s:</text:span></text:p>
      <text:list xml:id="list2767190900414715335" text:style-name="WWNum2">
        <text:list-item>
          <text:p text:style-name="P18">ARRANGEMENT</text:p>
        </text:list-item>
      </text:list>
      <text:p text:style-name="P13">We identify objects (buttons, dropdowns etc.) either by their ids, names or by their Window Titles etc. In case of web application, we identify by user ID, or By XPath or By CSS or By Class Name etc. If nothing works, we then identify objects by using mouse coordinates (But it is not a reliable method of object identification)</text:p>
      <text:list xml:id="list31768566" text:continue-numbering="true" text:style-name="WWNum2">
        <text:list-item>
          <text:p text:style-name="P18">ACTION</text:p>
        </text:list-item>
      </text:list>
      <text:p text:style-name="P20">When the objects are identified, we perform some kind of actions on it either by mouse or by keyboard. For example, either we click, or we double-click, or we mouse hover over it or sometimes we drag-drop. Sometimes we write on text boxes. So any kind of action we perform on these objects are covered in this second step.</text:p>
      <text:p text:style-name="P11"/>
      <text:list xml:id="list31774326" text:continue-numbering="true" text:style-name="WWNum2">
        <text:list-item>
          <text:p text:style-name="P18">ASSERTION</text:p>
        </text:list-item>
      </text:list>
      <text:p text:style-name="P20">The assertion is basically checking the object with some expected result. For example, if we press 2+3 on the calculator, the screen should show 5. In this case, our expected result is 5. </text:p>
      <text:p text:style-name="P13"/>
      <text:p text:style-name="P4"/>
      <text:p text:style-name="P12"/>
      <text:p text:style-name="P12"/>
      <text:p text:style-name="P12"><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unito" svg:font-family="Nunito, sans-serif"/>
    <style:font-face style:name="OpenSans" svg:font-family="OpenSans"/>
    <style:font-face style:name="SFMono-Regular" svg:font-family="SFMono-Regular, Consolas, 'Liberation Mono', Menlo, Courier, monospace"/>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IN"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language-asian="en" style:country-asian="IN" style:font-name-complex="Times New Roman1" style:font-size-complex="12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hs_5f_cos_5f_wrapper" style:display-name="hs_cos_wrapper" style:family="text" style:parent-style-name="Default_20_Paragraph_20_Font"/>
    <style:style style:name="ListLabel_20_1" style:display-name="ListLabel 1" style:family="text">
      <style:text-properties fo:font-size="10pt" style:font-size-asian="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shnoi_000</meta:initial-creator>
    <dc:creator>Khushboo saxena</dc:creator>
    <meta:editing-cycles>22</meta:editing-cycles>
    <meta:creation-date>2018-10-15T19:47:00</meta:creation-date>
    <dc:date>2018-10-18T11:58:34.93</dc:date>
    <meta:editing-duration>PT23M33S</meta:editing-duration>
    <meta:generator>OpenOffice/4.1.1$Win32 OpenOffice.org_project/411m6$Build-9775</meta:generator>
    <meta:document-statistic meta:table-count="0" meta:image-count="1" meta:object-count="0" meta:page-count="6" meta:paragraph-count="53" meta:word-count="1446" meta:character-count="876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